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DejaVu Sans2" svg:font-family="'DejaVu Sans'"/>
    <style:font-face style:name="Calibri" svg:font-family="Calibri" style:font-pitch="variable"/>
    <style:font-face style:name="DejaVu Sans1" svg:font-family="'DejaVu Sans'" style:font-pitch="variable"/>
    <style:font-face style:name="Droid Sans Fallback1" svg:font-family="'Droid Sans Fallback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list-style-name="L2">
      <style:graphic-properties draw:stroke="solid" svg:stroke-width="0.256cm" svg:stroke-color="#4a7ebb" draw:stroke-linejoin="round" draw:fill="none" draw:textarea-vertical-align="middle" draw:auto-grow-height="false" draw:fit-to-size="false" fo:min-height="1.893cm" fo:min-width="2.143cm" fo:padding-top="0.125cm" fo:padding-bottom="0.125cm" fo:padding-left="0cm" fo:padding-right="0cm" fo:wrap-option="wrap" draw:shadow="visible" draw:shadow-offset-x="0cm" draw:shadow-offset-y="0.064cm" draw:shadow-color="#000000" draw:shadow-opacity="35%"/>
    </style:style>
    <style:style style:name="gr2" style:family="graphic" style:list-style-name="L2">
      <style:graphic-properties draw:stroke="none" svg:stroke-width="0cm" draw:fill="none" draw:textarea-vertical-align="top" draw:auto-grow-height="false" draw:fit-to-size="false" fo:min-height="0.442cm" fo:min-width="4.246cm" fo:padding-top="0.125cm" fo:padding-bottom="0.125cm" fo:padding-left="0.25cm" fo:padding-right="0.25cm" fo:wrap-option="no-wrap"/>
    </style:style>
    <style:style style:name="gr3" style:family="graphic" style:list-style-name="L2">
      <style:graphic-properties draw:stroke="solid" svg:stroke-width="0.106cm" svg:stroke-color="#4a7ebb" draw:stroke-linejoin="round" draw:fill="none" draw:textarea-vertical-align="middle" draw:auto-grow-height="false" draw:fit-to-size="false" fo:min-height="1.893cm" fo:min-width="1.643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4" style:family="graphic">
      <style:graphic-properties draw:stroke="solid" svg:stroke-width="0.071cm" svg:stroke-color="#4f81bd" draw:marker-end="msArrowOpenEnd_20_9" draw:marker-end-width="0.426cm" draw:marker-end-center="false" draw:stroke-linejoin="round" draw:fill="none" draw:textarea-vertical-align="top" draw:auto-grow-height="false" fo:min-height="0.545cm" fo:min-width="4.205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5" style:family="graphic" style:list-style-name="L2">
      <style:graphic-properties draw:stroke="solid" svg:stroke-width="0.106cm" svg:stroke-color="#4a7ebb" draw:stroke-linejoin="round" draw:fill="none" draw:textarea-vertical-align="middle" draw:auto-grow-height="false" draw:fit-to-size="false" fo:min-height="1.893cm" fo:min-width="1.643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6" style:family="graphic" style:list-style-name="L2">
      <style:graphic-properties draw:stroke="none" svg:stroke-width="0cm" draw:fill="none" draw:textarea-vertical-align="top" draw:auto-grow-height="false" draw:fit-to-size="false" fo:min-height="0.442cm" fo:min-width="4.073cm" fo:padding-top="0.125cm" fo:padding-bottom="0.125cm" fo:padding-left="0.25cm" fo:padding-right="0.25cm" fo:wrap-option="no-wrap"/>
    </style:style>
    <style:style style:name="gr7" style:family="graphic">
      <style:graphic-properties draw:stroke="solid" svg:stroke-width="0.071cm" svg:stroke-color="#4f81bd" draw:marker-end="msArrowOpenEnd_20_9" draw:marker-end-width="0.426cm" draw:marker-end-center="false" draw:stroke-linejoin="round" draw:fill="none" draw:textarea-vertical-align="top" draw:auto-grow-height="false" fo:min-height="0.171cm" fo:min-width="2.861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8" style:family="graphic" style:list-style-name="L2">
      <style:graphic-properties draw:stroke="solid" svg:stroke-width="0.106cm" svg:stroke-color="#4a7ebb" draw:stroke-linejoin="round" draw:fill="none" draw:textarea-vertical-align="middle" draw:auto-grow-height="false" draw:fit-to-size="false" fo:min-height="1.893cm" fo:min-width="1.643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9" style:family="graphic">
      <style:graphic-properties draw:stroke="solid" svg:stroke-width="0.071cm" svg:stroke-color="#4f81bd" draw:marker-end="msArrowOpenEnd_20_9" draw:marker-end-width="0.426cm" draw:marker-end-center="false" draw:stroke-linejoin="round" draw:fill="none" draw:textarea-vertical-align="top" draw:auto-grow-height="false" fo:min-height="0.169cm" fo:min-width="2.86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10" style:family="graphic" style:list-style-name="L2">
      <style:graphic-properties draw:stroke="solid" svg:stroke-width="0.106cm" svg:stroke-color="#4a7ebb" draw:stroke-linejoin="round" draw:fill="none" draw:textarea-vertical-align="middle" draw:auto-grow-height="false" draw:fit-to-size="false" fo:min-height="1.893cm" fo:min-width="1.643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11" style:family="graphic">
      <style:graphic-properties draw:stroke="solid" svg:stroke-width="0.071cm" svg:stroke-color="#4f81bd" draw:marker-end="msArrowOpenEnd_20_9" draw:marker-end-width="0.426cm" draw:marker-end-center="false" draw:stroke-linejoin="round" draw:fill="none" draw:textarea-vertical-align="top" draw:auto-grow-height="false" fo:min-height="0.202cm" fo:min-width="2.362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12" style:family="graphic" style:list-style-name="L2">
      <style:graphic-properties draw:stroke="solid" svg:stroke-width="0.106cm" svg:stroke-color="#4a7ebb" draw:stroke-linejoin="round" draw:fill="none" draw:textarea-vertical-align="middle" draw:auto-grow-height="false" draw:fit-to-size="false" fo:min-height="1.893cm" fo:min-width="1.643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13" style:family="graphic">
      <style:graphic-properties draw:stroke="solid" svg:stroke-width="0.071cm" svg:stroke-color="#4f81bd" draw:marker-start="" draw:marker-end="msArrowOpenEnd_20_9" draw:marker-end-width="0.426cm" draw:marker-end-center="false" draw:stroke-linejoin="round" draw:fill="none" draw:textarea-vertical-align="top" draw:auto-grow-height="false" fo:min-height="0.324cm" fo:min-width="5.533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14" style:family="graphic" style:list-style-name="L2">
      <style:graphic-properties draw:stroke="solid" svg:stroke-width="0.106cm" svg:stroke-color="#4a7ebb" draw:stroke-linejoin="round" draw:fill="none" draw:textarea-vertical-align="middle" draw:auto-grow-height="false" draw:fit-to-size="false" fo:min-height="1.893cm" fo:min-width="1.643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15" style:family="graphic" style:list-style-name="L2">
      <style:graphic-properties draw:stroke="solid" svg:stroke-width="0.106cm" svg:stroke-color="#4a7ebb" draw:stroke-linejoin="round" draw:fill="none" draw:textarea-vertical-align="middle" draw:auto-grow-height="false" draw:fit-to-size="false" fo:min-height="1.893cm" fo:min-width="1.643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16" style:family="graphic">
      <style:graphic-properties draw:stroke="solid" svg:stroke-width="0.071cm" svg:stroke-color="#4f81bd" draw:marker-end="msArrowOpenEnd_20_9" draw:marker-end-width="0.426cm" draw:marker-end-center="false" draw:stroke-linejoin="round" draw:fill="none" draw:textarea-vertical-align="top" draw:auto-grow-height="false" fo:min-height="0.292cm" fo:min-width="2.406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17" style:family="graphic">
      <style:graphic-properties draw:stroke="solid" svg:stroke-width="0.071cm" svg:stroke-color="#4f81bd" draw:marker-end="msArrowOpenEnd_20_9" draw:marker-end-width="0.426cm" draw:marker-end-center="false" draw:stroke-linejoin="round" draw:fill="none" draw:textarea-vertical-align="top" draw:auto-grow-height="false" fo:min-height="0.835cm" fo:min-width="2.459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18" style:family="graphic">
      <style:graphic-properties draw:stroke="solid" svg:stroke-width="0.071cm" svg:stroke-color="#4f81bd" draw:marker-end="msArrowOpenEnd_20_9" draw:marker-end-width="0.426cm" draw:marker-end-center="false" draw:stroke-linejoin="round" draw:fill="none" draw:textarea-vertical-align="top" draw:auto-grow-height="false" fo:min-height="0cm" fo:min-width="1.854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19" style:family="graphic" style:list-style-name="L3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20" style:family="graphic" style:list-style-name="L2">
      <style:graphic-properties draw:stroke="none" svg:stroke-width="0cm" draw:fill="none" draw:textarea-vertical-align="top" draw:auto-grow-height="false" draw:fit-to-size="false" fo:min-height="0.442cm" fo:min-width="7.387cm" fo:padding-top="0.125cm" fo:padding-bottom="0.125cm" fo:padding-left="0.25cm" fo:padding-right="0.25cm" fo:wrap-option="no-wrap"/>
    </style:style>
    <style:style style:name="gr21" style:family="graphic" style:list-style-name="L2">
      <style:graphic-properties draw:stroke="none" svg:stroke-width="0cm" draw:fill="none" draw:textarea-vertical-align="top" draw:auto-grow-height="false" draw:fit-to-size="false" fo:min-height="0.442cm" fo:min-width="2.587cm" fo:padding-top="0.125cm" fo:padding-bottom="0.125cm" fo:padding-left="0.25cm" fo:padding-right="0.25cm" fo:wrap-option="no-wrap"/>
    </style:style>
    <style:style style:name="gr22" style:family="graphic">
      <style:graphic-properties draw:stroke="solid" svg:stroke-width="0.071cm" svg:stroke-color="#4f81bd" draw:marker-end="msArrowOpenEnd_20_9" draw:marker-end-width="0.426cm" draw:marker-end-center="false" draw:stroke-linejoin="round" draw:fill="none" draw:textarea-vertical-align="top" draw:auto-grow-height="false" fo:min-height="0cm" fo:min-width="4.309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23" style:family="graphic" style:list-style-name="L2">
      <style:graphic-properties draw:stroke="solid" svg:stroke-width="0.106cm" svg:stroke-color="#4a7ebb" draw:stroke-linejoin="round" draw:fill="none" draw:textarea-vertical-align="middle" draw:auto-grow-height="false" draw:fit-to-size="false" fo:min-height="1.893cm" fo:min-width="1.643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24" style:family="graphic" style:list-style-name="L3">
      <style:graphic-properties draw:stroke="none" svg:stroke-width="0cm" draw:fill="none" draw:textarea-vertical-align="top" draw:auto-grow-height="false" draw:fit-to-size="false" fo:min-height="0.442cm" fo:min-width="3.108cm" fo:padding-top="0.125cm" fo:padding-bottom="0.125cm" fo:padding-left="0.25cm" fo:padding-right="0.25cm" fo:wrap-option="no-wrap"/>
    </style:style>
    <style:style style:name="gr25" style:family="graphic" style:list-style-name="L2">
      <style:graphic-properties draw:stroke="none" svg:stroke-width="0cm" draw:fill="none" draw:textarea-vertical-align="top" draw:auto-grow-height="false" draw:fit-to-size="false" fo:min-height="0.442cm" fo:min-width="4.073cm" fo:padding-top="0.125cm" fo:padding-bottom="0.125cm" fo:padding-left="0.25cm" fo:padding-right="0.25cm" fo:wrap-option="no-wrap"/>
    </style:style>
    <style:style style:name="gr26" style:family="graphic" style:list-style-name="L2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27" style:family="graphic">
      <style:graphic-properties draw:stroke="solid" svg:stroke-width="0.071cm" svg:stroke-color="#4f81bd" draw:marker-end="msArrowOpenEnd_20_9" draw:marker-end-width="0.426cm" draw:marker-end-center="false" draw:stroke-linejoin="round" draw:fill="none" draw:textarea-vertical-align="top" draw:auto-grow-height="false" fo:min-height="1.037cm" fo:min-width="3.254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28" style:family="graphic" style:parent-style-name="standard">
      <style:graphic-properties draw:stroke="solid" svg:stroke-width="0.071cm" svg:stroke-color="#4f81bd" draw:marker-end="msArrowOpenEnd_20_9" draw:marker-end-width="0.426cm" draw:marker-end-center="false" draw:stroke-linejoin="round" draw:fill="none" draw:textarea-vertical-align="top" draw:auto-grow-height="false" fo:min-height="1.979cm" fo:min-width="8.013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29" style:family="graphic" style:list-style-name="L2">
      <style:graphic-properties draw:stroke="none" svg:stroke-width="0cm" draw:fill="none" draw:textarea-vertical-align="top" draw:auto-grow-height="false" draw:fit-to-size="false" fo:min-height="0.442cm" fo:min-width="2.587cm" fo:padding-top="0.125cm" fo:padding-bottom="0.125cm" fo:padding-left="0.25cm" fo:padding-right="0.25cm" fo:wrap-option="no-wrap"/>
    </style:style>
    <style:style style:name="gr30" style:family="graphic" style:parent-style-name="standard" style:list-style-name="L3">
      <style:graphic-properties draw:stroke="none" svg:stroke-width="0cm" draw:fill="none" draw:textarea-vertical-align="top" draw:auto-grow-height="false" draw:fit-to-size="false" fo:min-height="0.442cm" fo:min-width="2.697cm" fo:padding-top="0.125cm" fo:padding-bottom="0.125cm" fo:padding-left="0.25cm" fo:padding-right="0.25cm" fo:wrap-option="no-wrap"/>
    </style:style>
    <style:style style:name="gr31" style:family="graphic" style:list-style-name="L3">
      <style:graphic-properties draw:stroke="none" svg:stroke-width="0cm" draw:fill="none" draw:textarea-vertical-align="top" draw:auto-grow-height="false" draw:fit-to-size="false" fo:min-height="0.442cm" fo:min-width="3.108cm" fo:padding-top="0.125cm" fo:padding-bottom="0.125cm" fo:padding-left="0.25cm" fo:padding-right="0.25cm" fo:wrap-option="no-wrap"/>
    </style:style>
    <style:style style:name="gr32" style:family="graphic" style:list-style-name="L2">
      <style:graphic-properties draw:stroke="none" svg:stroke-width="0cm" draw:fill="none" draw:textarea-vertical-align="top" draw:auto-grow-height="false" draw:fit-to-size="false" fo:min-height="0.442cm" fo:min-width="4.246cm" fo:padding-top="0.125cm" fo:padding-bottom="0.125cm" fo:padding-left="0.25cm" fo:padding-right="0.25cm" fo:wrap-option="no-wrap"/>
    </style:style>
    <style:style style:name="gr33" style:family="graphic" style:list-style-name="L3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34" style:family="graphic" style:list-style-name="L3">
      <style:graphic-properties draw:stroke="none" svg:stroke-width="0cm" draw:fill="none" draw:textarea-vertical-align="top" draw:auto-grow-height="false" draw:fit-to-size="false" fo:min-height="0.442cm" fo:min-width="2.697cm" fo:padding-top="0.125cm" fo:padding-bottom="0.125cm" fo:padding-left="0.25cm" fo:padding-right="0.25cm" fo:wrap-option="no-wrap"/>
    </style:style>
    <style:style style:name="gr35" style:family="graphic" style:parent-style-name="standard">
      <style:graphic-properties draw:stroke="solid" svg:stroke-width="0.071cm" svg:stroke-color="#4f81bd" draw:marker-end="msArrowOpenEnd_20_9" draw:marker-end-width="0.426cm" draw:marker-end-center="false" draw:stroke-linejoin="round" draw:fill="none" draw:textarea-vertical-align="top" draw:auto-grow-height="false" fo:min-height="1.474cm" fo:min-width="1.012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36" style:family="graphic" style:parent-style-name="standard" style:list-style-name="L3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37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0.442cm" fo:min-width="4.246cm" fo:padding-top="0.125cm" fo:padding-bottom="0.125cm" fo:padding-left="0.25cm" fo:padding-right="0.25cm" fo:wrap-option="no-wrap"/>
    </style:style>
    <style:style style:name="gr38" style:family="graphic">
      <style:graphic-properties style:protect="size"/>
    </style:style>
    <style:style style:name="pr1" style:family="presentation" style:parent-style-name="Standard_5f_-notes">
      <style:graphic-properties draw:fill-color="#ffffff" fo:min-height="13.364cm"/>
    </style:style>
    <style:style style:name="P1" style:family="paragraph">
      <style:paragraph-properties fo:margin-top="0cm" fo:margin-bottom="0cm" fo:line-height="100%" fo:text-align="center"/>
      <style:text-properties fo:font-size="18pt"/>
    </style:style>
    <style:style style:name="P2" style:family="paragraph">
      <style:paragraph-properties fo:margin-top="0cm" fo:margin-bottom="0cm" fo:line-height="100%" fo:text-align="center" style:font-independent-line-spacing="true"/>
      <style:text-properties fo:font-size="18pt"/>
    </style:style>
    <style:style style:name="P3" style:family="paragraph">
      <style:paragraph-properties fo:margin-top="0cm" fo:margin-bottom="0cm" fo:line-height="100%" fo:text-align="start"/>
      <style:text-properties fo:font-size="18pt"/>
    </style:style>
    <style:style style:name="P4" style:family="paragraph">
      <style:paragraph-properties fo:margin-top="0cm" fo:margin-bottom="0cm" fo:line-height="100%" fo:text-align="start" style:font-independent-line-spacing="true"/>
      <style:text-properties fo:font-size="18pt"/>
    </style:style>
    <style:style style:name="P5" style:family="paragraph">
      <style:paragraph-properties fo:text-align="start"/>
      <style:text-properties fo:font-size="18pt"/>
    </style:style>
    <style:style style:name="P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fo:hyphenate="false"/>
    </style:style>
    <style:style style:name="P7" style:family="paragraph"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8" style:family="paragraph">
      <style:text-properties fo:font-size="20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name-asian="DejaVu Sans2" style:font-size-asian="18pt" style:font-style-asian="normal" style:font-weight-asian="normal" style:font-name-complex="DejaVu Sans2" style:font-size-complex="18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1" fo:font-size="10pt" fo:letter-spacing="normal" fo:font-style="normal" style:text-underline-style="none" fo:font-weight="normal" style:font-name-asian="DejaVu Sans2" style:font-size-asian="10pt" style:font-style-asian="normal" style:font-weight-asian="normal" style:font-name-complex="DejaVu Sans2" style:font-size-complex="10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1" fo:font-size="10.5pt" fo:letter-spacing="normal" fo:font-style="normal" style:text-underline-style="none" fo:font-weight="normal" style:font-name-asian="DejaVu Sans2" style:font-size-asian="10.5pt" style:font-style-asian="normal" style:font-weight-asian="normal" style:font-name-complex="DejaVu Sans2" style:font-size-complex="10.5pt" style:font-style-complex="normal" style:font-weight-complex="normal"/>
    </style:style>
    <style:style style:name="T4" style:family="text">
      <style:text-properties fo:font-variant="normal" fo:text-transform="none" fo:color="#558ed5" style:text-line-through-style="none" style:text-line-through-type="none" style:text-position="0% 100%" style:font-name="Calibri1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T5" style:family="text">
      <style:text-properties fo:font-variant="normal" fo:text-transform="none" fo:color="#558ed5" style:text-line-through-style="none" style:text-line-through-type="none" style:text-position="0% 100%" style:font-name="Calibri1" fo:font-size="10.5pt" fo:letter-spacing="normal" fo:font-style="normal" style:text-underline-style="none" fo:font-weight="normal" style:font-name-asian="DejaVu Sans2" style:font-size-asian="10.5pt" style:font-style-asian="normal" style:font-weight-asian="normal" style:font-name-complex="DejaVu Sans2" style:font-size-complex="10.5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alibri1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558ed5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_5f_" presentation:presentation-page-layout-name="AL1T0">
        <draw:custom-shape draw:name="CustomShape 1" draw:style-name="gr1" draw:text-style-name="P2" draw:layer="Mise en page" svg:width="3.031cm" svg:height="3.031cm" svg:x="11.4cm" svg:y="1cm">
          <text:p text:style-name="P1"><text:span text:style-name="T1">E1</text:span></text:p>
          <text:p text:style-name="P1"><text:span text:style-name="T2">INIT</text:span></text:p>
          <draw:enhanced-geometry draw:mirror-horizontal="false" draw:mirror-vertical="false" svg:viewBox="0 0 3032 3032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" draw:style-name="gr2" draw:text-style-name="P4" draw:layer="Mise en page" svg:width="4.745cm" svg:height="0.691cm" svg:x="14.431cm" svg:y="0.8cm">
          <text:p text:style-name="P3"><text:span text:style-name="T3">plmeRxEnableRequest</text:span></text:p>
          <draw:enhanced-geometry draw:mirror-horizontal="false" draw:mirror-vertical="false" svg:viewBox="0 0 4746 69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3" draw:text-style-name="P2" draw:layer="Mise en page" svg:width="3.031cm" svg:height="3.031cm" svg:x="17.281cm" svg:y="6cm">
          <text:p text:style-name="P1"><text:span text:style-name="T1">E2</text:span></text:p>
          <text:p text:style-name="P1"><text:span text:style-name="T2">WAIT START</text:span></text:p>
          <draw:enhanced-geometry draw:mirror-horizontal="false" draw:mirror-vertical="false" svg:viewBox="0 0 3032 3032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2" draw:style-name="gr4" draw:text-style-name="P5" draw:layer="Mise en page" svg:width="4.705cm" svg:height="0.794cm" draw:transform="rotate (-0.628842129493556) translate (15.194cm 2.39cm)">
          <text:p/>
          <draw:enhanced-geometry draw:mirror-horizontal="true" draw:mirror-vertical="true" svg:viewBox="0 0 4706 795" drawooo:sub-view-size="3331780 663904" draw:text-areas="0 0 ?f0 ?f1" draw:type="ooxml-non-primitive" draw:enhanced-path="M 3331779 10510 C 2716048 337206 2100317 663903 1545021 662151 989725 660399 494862 330199 0 0 N">
            <draw:equation draw:name="f0" draw:formula="logwidth"/>
            <draw:equation draw:name="f1" draw:formula="logheight"/>
          </draw:enhanced-geometry>
        </draw:custom-shape>
        <draw:custom-shape draw:name="CustomShape 4" draw:style-name="gr5" draw:text-style-name="P2" draw:layer="Mise en page" svg:width="3.031cm" svg:height="3.031cm" svg:x="20.6cm" svg:y="11.8cm">
          <text:p text:style-name="P1"><text:span text:style-name="T1">E3</text:span></text:p>
          <text:p text:style-name="P1"><text:span text:style-name="T2">MEMORISE T2</text:span></text:p>
          <draw:enhanced-geometry draw:mirror-horizontal="false" draw:mirror-vertical="false" svg:viewBox="0 0 3032 3032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7" draw:style-name="gr6" draw:text-style-name="P4" draw:layer="Mise en page" svg:width="4.572cm" svg:height="0.691cm" svg:x="20.628cm" svg:y="15cm">
          <text:p text:style-name="P3"><text:span text:style-name="T3">t2 = lastRxTimestamp</text:span></text:p>
          <draw:enhanced-geometry draw:mirror-horizontal="false" draw:mirror-vertical="false" svg:viewBox="0 0 4573 69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7" draw:text-style-name="P5" draw:layer="Mise en page" svg:width="3.361cm" svg:height="0.421cm" draw:transform="rotate (-1.01211643323151) translate (20.419cm 8.598cm)">
          <text:p/>
          <draw:enhanced-geometry draw:mirror-horizontal="true" draw:mirror-vertical="true" svg:viewBox="0 0 3362 420" drawooo:sub-view-size="3331780 663904" draw:text-areas="0 0 ?f0 ?f1" draw:type="ooxml-non-primitive" draw:enhanced-path="M 3331779 10510 C 2716048 337206 2100317 663903 1545021 662151 989725 660399 494862 330199 0 0 N">
            <draw:equation draw:name="f0" draw:formula="logwidth"/>
            <draw:equation draw:name="f1" draw:formula="logheight"/>
          </draw:enhanced-geometry>
        </draw:custom-shape>
        <draw:custom-shape draw:name="CustomShape 6" draw:style-name="gr8" draw:text-style-name="P2" draw:layer="Mise en page" svg:width="3.031cm" svg:height="3.031cm" svg:x="14.369cm" svg:y="15.369cm">
          <text:p text:style-name="P1"><text:span text:style-name="T1">E4</text:span></text:p>
          <text:p text:style-name="P1"><text:span text:style-name="T2">SEND ACK</text:span></text:p>
          <draw:enhanced-geometry draw:mirror-horizontal="false" draw:mirror-vertical="false" svg:viewBox="0 0 3032 3032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2" draw:style-name="gr9" draw:text-style-name="P5" draw:layer="Mise en page" svg:width="3.36cm" svg:height="0.419cm" draw:transform="rotate (-2.60647470492833) translate (20.904cm 14.882cm)">
          <text:p/>
          <draw:enhanced-geometry draw:mirror-horizontal="true" draw:mirror-vertical="true" svg:viewBox="0 0 3361 420" drawooo:sub-view-size="3331780 663904" draw:text-areas="0 0 ?f0 ?f1" draw:type="ooxml-non-primitive" draw:enhanced-path="M 3331779 10510 C 2716048 337206 2100317 663903 1545021 662151 989725 660399 494862 330199 0 0 N">
            <draw:equation draw:name="f0" draw:formula="logwidth"/>
            <draw:equation draw:name="f1" draw:formula="logheight"/>
          </draw:enhanced-geometry>
        </draw:custom-shape>
        <draw:custom-shape draw:name="CustomShape 7" draw:style-name="gr10" draw:text-style-name="P2" draw:layer="Mise en page" svg:width="3.031cm" svg:height="3.031cm" svg:x="13.6cm" svg:y="9.076cm">
          <text:p text:style-name="P1"><text:span text:style-name="T1">E5</text:span></text:p>
          <text:p text:style-name="P1"><text:span text:style-name="T2">WAIT</text:span></text:p>
          <text:p text:style-name="P1"><text:span text:style-name="T2">SEND</text:span></text:p>
          <text:p text:style-name="P1"><text:span text:style-name="T2">ACK</text:span></text:p>
          <draw:enhanced-geometry draw:mirror-horizontal="false" draw:mirror-vertical="false" svg:viewBox="0 0 3032 3032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2" draw:style-name="gr11" draw:text-style-name="P5" draw:layer="Mise en page" svg:width="2.862cm" svg:height="0.453cm" draw:transform="rotate (1.8160150867001) translate (15.121cm 15.286cm)">
          <text:p/>
          <draw:enhanced-geometry draw:mirror-horizontal="true" draw:mirror-vertical="true" svg:viewBox="0 0 2863 480" drawooo:sub-view-size="3331780 663904" draw:text-areas="0 0 ?f0 ?f1" draw:type="ooxml-non-primitive" draw:enhanced-path="M 3331779 10510 C 2716048 337206 2100317 663903 1545021 662151 989725 660399 494862 330199 0 0 N">
            <draw:equation draw:name="f0" draw:formula="logwidth"/>
            <draw:equation draw:name="f1" draw:formula="logheight"/>
          </draw:enhanced-geometry>
        </draw:custom-shape>
        <draw:custom-shape draw:name="CustomShape 9" draw:style-name="gr12" draw:text-style-name="P2" draw:layer="Mise en page" svg:width="3.031cm" svg:height="3.031cm" svg:x="0.569cm" svg:y="10.2cm">
          <text:p text:style-name="P1"><text:span text:style-name="T1">E7</text:span></text:p>
          <text:p text:style-name="P1"><text:span text:style-name="T2">SEND DATA REPLY</text:span></text:p>
          <draw:enhanced-geometry draw:mirror-horizontal="false" draw:mirror-vertical="false" svg:viewBox="0 0 3032 3032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2" draw:style-name="gr13" draw:text-style-name="P5" draw:layer="Mise en page" svg:width="6.033cm" svg:height="0.574cm" draw:transform="rotate (-2.50873626681665) translate (13.798cm 12.427cm)">
          <text:p/>
          <draw:enhanced-geometry draw:mirror-horizontal="true" draw:mirror-vertical="true" svg:viewBox="0 0 6034 577" drawooo:sub-view-size="3331780 663904" draw:text-areas="0 0 ?f0 ?f1" draw:type="ooxml-non-primitive" draw:enhanced-path="M 3331779 10510 C 2716048 337206 2100317 663903 1545021 662151 989725 660399 494862 330199 0 0 N">
            <draw:equation draw:name="f0" draw:formula="logwidth"/>
            <draw:equation draw:name="f1" draw:formula="logheight"/>
          </draw:enhanced-geometry>
        </draw:custom-shape>
        <draw:custom-shape draw:name="CustomShape 10" draw:style-name="gr14" draw:text-style-name="P2" draw:layer="Mise en page" svg:width="3.031cm" svg:height="3.031cm" svg:x="1.451cm" svg:y="3.169cm">
          <text:p text:style-name="P1"><text:span text:style-name="T1">E8</text:span></text:p>
          <text:p text:style-name="P1"><text:span text:style-name="T2">WAIT</text:span></text:p>
          <text:p text:style-name="P1"><text:span text:style-name="T2">DATA</text:span></text:p>
          <text:p text:style-name="P1"><text:span text:style-name="T2">REPLY</text:span></text:p>
          <draw:enhanced-geometry draw:mirror-horizontal="false" draw:mirror-vertical="false" svg:viewBox="0 0 3032 3032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0" draw:style-name="gr15" draw:text-style-name="P2" draw:layer="Mise en page" svg:width="3.031cm" svg:height="3.031cm" svg:x="7.6cm" svg:y="4.969cm">
          <text:p text:style-name="P1"><text:span text:style-name="T1">E9</text:span></text:p>
          <text:p text:style-name="P1"><text:span text:style-name="T2">WAIT</text:span></text:p>
          <text:p text:style-name="P1"><text:span text:style-name="T2">ACK</text:span></text:p>
          <draw:enhanced-geometry draw:mirror-horizontal="false" draw:mirror-vertical="false" svg:viewBox="0 0 3032 3032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2" draw:style-name="gr16" draw:text-style-name="P5" draw:layer="Mise en page" svg:width="2.906cm" svg:height="0.542cm" draw:transform="rotate (-2.79863545557291) translate (7.2cm 6.019cm)">
          <text:p/>
          <draw:enhanced-geometry draw:mirror-horizontal="false" draw:mirror-vertical="true" svg:viewBox="0 0 2907 543" drawooo:sub-view-size="3331780 663904" draw:text-areas="0 0 ?f0 ?f1" draw:type="ooxml-non-primitive" draw:enhanced-path="M 3331779 10510 C 2716048 337206 2100317 663903 1545021 662151 989725 660399 494862 330199 0 0 N">
            <draw:equation draw:name="f0" draw:formula="logwidth"/>
            <draw:equation draw:name="f1" draw:formula="logheight"/>
          </draw:enhanced-geometry>
        </draw:custom-shape>
        <draw:custom-shape draw:name="CustomShape 12" draw:style-name="gr17" draw:text-style-name="P5" draw:layer="Mise en page" svg:width="2.959cm" svg:height="1.084cm" draw:transform="rotate (0.605803783367232) translate (8.248cm 3.949cm)">
          <text:p/>
          <draw:enhanced-geometry draw:mirror-horizontal="true" draw:mirror-vertical="true" svg:viewBox="0 0 2960 2555" drawooo:sub-view-size="3331780 663904" draw:text-areas="0 0 ?f0 ?f1" draw:type="ooxml-non-primitive" draw:enhanced-path="M 3331779 10510 C 2716048 337206 2100317 663903 1545021 662151 989725 660399 494862 330199 0 0 N">
            <draw:equation draw:name="f0" draw:formula="logwidth"/>
            <draw:equation draw:name="f1" draw:formula="logheight"/>
          </draw:enhanced-geometry>
        </draw:custom-shape>
        <draw:custom-shape draw:name="CustomShape 12" draw:style-name="gr18" draw:text-style-name="P5" draw:layer="Mise en page" svg:width="2.354cm" svg:height="0.234cm" draw:transform="rotate (2.44712614422125) translate (4.607cm 15cm)">
          <text:p/>
          <draw:enhanced-geometry draw:mirror-horizontal="true" draw:mirror-vertical="true" svg:viewBox="0 0 2355 234" drawooo:sub-view-size="3331780 663904" draw:text-areas="0 0 ?f0 ?f1" draw:type="ooxml-non-primitive" draw:enhanced-path="M 3331779 10510 C 2716048 337206 2100317 663903 1545021 662151 989725 660399 494862 330199 0 0 N">
            <draw:equation draw:name="f0" draw:formula="logwidth"/>
            <draw:equation draw:name="f1" draw:formula="logheight"/>
          </draw:enhanced-geometry>
        </draw:custom-shape>
        <draw:custom-shape draw:name="ZoneTexte 21" draw:style-name="gr19" draw:text-style-name="P7" draw:layer="Mise en page" svg:width="4.766cm" svg:height="1.139cm" svg:x="20.8cm" svg:y="8.661cm">
          <text:p text:style-name="P6"><text:span text:style-name="T4">rxFrameAvailable</text:span></text:p>
          <text:p text:style-name="P6"><text:span text:style-name="T4">TWR_MSG_TYPE_START</text:span></text:p>
          <draw:enhanced-geometry draw:mirror-horizontal="false" draw:mirror-vertical="false" svg:viewBox="0 0 4767 114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20" draw:text-style-name="P4" draw:layer="Mise en page" svg:width="7.886cm" svg:height="0.691cm" svg:x="17.4cm" svg:y="17cm">
          <text:p text:style-name="P3"><text:span text:style-name="T3">pdDataRequest(TWR_MSG_TYPE_ACK)</text:span></text:p>
          <draw:enhanced-geometry draw:mirror-horizontal="false" draw:mirror-vertical="false" svg:viewBox="0 0 7887 69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21" draw:text-style-name="P4" draw:layer="Mise en page" svg:width="3.086cm" svg:height="0.691cm" svg:x="17.4cm" svg:y="17.6cm">
          <text:p text:style-name="P3"><text:span text:style-name="T3">Init WatchDog</text:span></text:p>
          <draw:enhanced-geometry draw:mirror-horizontal="false" draw:mirror-vertical="false" svg:viewBox="0 0 3087 69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22" draw:text-style-name="P5" draw:layer="Mise en page" svg:width="4.808cm" svg:height="0.182cm" draw:transform="skewX (-0.0109955742875643) rotate (-1.42174520867458) translate (13.38cm 4.4cm)">
          <text:p/>
          <draw:enhanced-geometry draw:mirror-horizontal="false" draw:mirror-vertical="false" svg:viewBox="0 0 4798 904" drawooo:sub-view-size="3331780 663904" draw:text-areas="0 0 ?f0 ?f1" draw:type="ooxml-non-primitive" draw:enhanced-path="M 3331779 10510 C 2716048 337206 2100317 663903 1545021 662151 989725 660399 494862 330199 0 0 N">
            <draw:equation draw:name="f0" draw:formula="logwidth"/>
            <draw:equation draw:name="f1" draw:formula="logheight"/>
          </draw:enhanced-geometry>
        </draw:custom-shape>
        <draw:custom-shape draw:name="CustomShape 7" draw:style-name="gr23" draw:text-style-name="P2" draw:layer="Mise en page" svg:width="3.031cm" svg:height="3.031cm" svg:x="4.969cm" svg:y="13.769cm">
          <text:p text:style-name="P1"><text:span text:style-name="T1">E6</text:span></text:p>
          <text:p text:style-name="P1"><text:span text:style-name="T2">MEMORISE T3</text:span></text:p>
          <draw:enhanced-geometry draw:mirror-horizontal="false" draw:mirror-vertical="false" svg:viewBox="0 0 3032 3032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6" draw:style-name="gr24" draw:text-style-name="P4" draw:layer="Mise en page" svg:width="3.607cm" svg:height="0.691cm" svg:x="9.2cm" svg:y="15.309cm">
          <text:p text:style-name="P3"><text:span text:style-name="T5">hasTxSucceeded</text:span></text:p>
          <draw:enhanced-geometry draw:mirror-horizontal="false" draw:mirror-vertical="false" svg:viewBox="0 0 3608 69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25" draw:text-style-name="P4" draw:layer="Mise en page" svg:width="4.572cm" svg:height="0.691cm" svg:x="4.2cm" svg:y="16.8cm">
          <text:p text:style-name="P3"><text:span text:style-name="T3">t3 = lastTxTimestamp</text:span></text:p>
          <draw:enhanced-geometry draw:mirror-horizontal="false" draw:mirror-vertical="false" svg:viewBox="0 0 4573 69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40" draw:style-name="gr26" draw:text-style-name="P7" draw:layer="Mise en page" svg:width="10.092cm" svg:height="0.695cm" svg:x="3.038cm" svg:y="9.957cm">
          <text:p text:style-name="P6"><text:span text:style-name="T6">pdDataRequest(TWR_MSG_TYPE_DATA_REPLY, t2,t3)</text:span></text:p>
          <draw:enhanced-geometry draw:mirror-horizontal="false" draw:mirror-vertical="false" svg:viewBox="0 0 10093 69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27" draw:text-style-name="P5" draw:layer="Mise en page" svg:width="3.754cm" svg:height="1.287cm" draw:transform="rotate (1.42209427452498) translate (0.533cm 9.754cm)">
          <text:p/>
          <draw:enhanced-geometry draw:mirror-horizontal="true" draw:mirror-vertical="true" svg:viewBox="0 0 3755 1288" drawooo:sub-view-size="3331780 663904" draw:text-areas="0 0 ?f0 ?f1" draw:type="ooxml-non-primitive" draw:enhanced-path="M 3331779 10510 C 2716048 337206 2100317 663903 1545021 662151 989725 660399 494862 330199 0 0 N">
            <draw:equation draw:name="f0" draw:formula="logwidth"/>
            <draw:equation draw:name="f1" draw:formula="logheight"/>
          </draw:enhanced-geometry>
        </draw:custom-shape>
        <draw:custom-shape draw:name="CustomShape 12" draw:style-name="gr28" draw:text-style-name="P5" draw:layer="layout" svg:width="8.513cm" svg:height="2.229cm" draw:transform="rotate (0.142069801112341) translate (2.656cm 0.805cm)">
          <text:p/>
          <draw:enhanced-geometry draw:mirror-horizontal="true" draw:mirror-vertical="true" svg:viewBox="0 0 8512 1764" drawooo:sub-view-size="3331780 663904" draw:text-areas="0 0 ?f0 ?f1" draw:type="ooxml-non-primitive" draw:enhanced-path="M 3331779 10510 C 2716048 337206 2100317 663903 1545021 662151 989725 660399 494862 330199 0 0 N">
            <draw:equation draw:name="f0" draw:formula="logwidth"/>
            <draw:equation draw:name="f1" draw:formula="logheight"/>
          </draw:enhanced-geometry>
        </draw:custom-shape>
        <draw:custom-shape draw:name="CustomShape 19" draw:style-name="gr29" draw:text-style-name="P4" draw:layer="Mise en page" svg:width="3.086cm" svg:height="0.691cm" svg:x="3.514cm" svg:y="10.652cm">
          <text:p text:style-name="P3"><text:span text:style-name="T3">Init WatchDog</text:span></text:p>
          <draw:enhanced-geometry draw:mirror-horizontal="false" draw:mirror-vertical="false" svg:viewBox="0 0 3087 69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30" draw:text-style-name="P4" draw:layer="layout" svg:width="3.196cm" svg:height="0.691cm" svg:x="1.6cm" svg:y="0.6cm">
          <text:p text:style-name="P3"><text:span text:style-name="T5">End WatchDog</text:span></text:p>
          <draw:enhanced-geometry draw:mirror-horizontal="false" draw:mirror-vertical="false" svg:viewBox="0 0 3197 69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31" draw:text-style-name="P4" draw:layer="Mise en page" svg:width="3.607cm" svg:height="0.691cm" svg:x="4.2cm" svg:y="6.6cm">
          <text:p text:style-name="P3"><text:span text:style-name="T5">hasTxSucceeded</text:span></text:p>
          <draw:enhanced-geometry draw:mirror-horizontal="false" draw:mirror-vertical="false" svg:viewBox="0 0 3608 69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2" draw:text-style-name="P4" draw:layer="Mise en page" svg:width="4.745cm" svg:height="0.691cm" svg:x="7.6cm" svg:y="8cm">
          <text:p text:style-name="P3"><text:span text:style-name="T3">plmeRxEnableRequest</text:span></text:p>
          <draw:enhanced-geometry draw:mirror-horizontal="false" draw:mirror-vertical="false" svg:viewBox="0 0 4746 69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21" draw:style-name="gr33" draw:text-style-name="P7" draw:layer="Mise en page" svg:width="4.381cm" svg:height="1.139cm" svg:x="5.4cm" svg:y="1.8cm">
          <text:p text:style-name="P6"><text:span text:style-name="T4">rxFrameAvailable</text:span></text:p>
          <text:p text:style-name="P6"><text:span text:style-name="T4">TWR_MSG_TYPE_ACK</text:span></text:p>
          <draw:enhanced-geometry draw:mirror-horizontal="false" draw:mirror-vertical="false" svg:viewBox="0 0 4382 114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34" draw:text-style-name="P4" draw:layer="Mise en page" svg:width="3.196cm" svg:height="0.691cm" svg:x="13.804cm" svg:y="7.4cm">
          <text:p text:style-name="P3"><text:span text:style-name="T5">End WatchDog</text:span></text:p>
          <draw:enhanced-geometry draw:mirror-horizontal="false" draw:mirror-vertical="false" svg:viewBox="0 0 3197 69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35" draw:text-style-name="P5" draw:layer="layout" svg:width="1.512cm" svg:height="1.724cm" draw:transform="rotate (-1.1072368774652) translate (21.314cm 5.358cm)">
          <text:p/>
          <draw:enhanced-geometry draw:mirror-horizontal="true" draw:mirror-vertical="true" svg:viewBox="0 0 2863 480" drawooo:sub-view-size="3331780 663904" draw:text-areas="0 0 ?f0 ?f1" draw:type="ooxml-non-primitive" draw:enhanced-path="M 3331779 10510 C 2716048 337206 2100317 663903 1545021 662151 989725 660399 494862 330199 0 0 N">
            <draw:equation draw:name="f0" draw:formula="logwidth"/>
            <draw:equation draw:name="f1" draw:formula="logheight"/>
          </draw:enhanced-geometry>
        </draw:custom-shape>
        <draw:custom-shape draw:name="ZoneTexte 21" draw:style-name="gr36" draw:text-style-name="P7" draw:layer="layout" svg:width="4.914cm" svg:height="1.139cm" svg:x="20.4cm" svg:y="4.661cm">
          <text:p text:style-name="P6"><text:span text:style-name="T4">rxFrameAvailable</text:span></text:p>
          <text:p text:style-name="P6"><text:span text:style-name="T4">!TWR_MSG_TYPE_START</text:span></text:p>
          <draw:enhanced-geometry draw:mirror-horizontal="false" draw:mirror-vertical="false" svg:viewBox="0 0 4767 114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7" draw:text-style-name="P4" draw:layer="layout" svg:width="4.745cm" svg:height="0.691cm" svg:x="20.4cm" svg:y="4.109cm">
          <text:p text:style-name="P3"><text:span text:style-name="T3">plmeRxEnableRequest</text:span></text:p>
          <draw:enhanced-geometry draw:mirror-horizontal="false" draw:mirror-vertical="false" svg:viewBox="0 0 4746 69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8" draw:layer="layout" svg:width="14.848cm" svg:height="11.136cm" svg:x="3.075cm" svg:y="2.257cm" draw:page-number="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1" svg:font-family="Calibri"/>
    <style:font-face style:name="DejaVu Sans2" svg:font-family="'DejaVu Sans'"/>
    <style:font-face style:name="Calibri" svg:font-family="Calibri" style:font-pitch="variable"/>
    <style:font-face style:name="DejaVu Sans1" svg:font-family="'DejaVu Sans'" style:font-pitch="variable"/>
    <style:font-face style:name="Droid Sans Fallback1" svg:font-family="'Droid Sans Fallback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marker draw:name="Arrow" svg:viewBox="0 0 20 30" svg:d="M10 0l-10 30h20z"/>
    <draw:marker draw:name="msArrowOpenEnd_20_9" draw:display-name="msArrowOpenEnd 9" svg:viewBox="0 0 600 600" svg:d="M300 0l300 546-90 54-210-384-210 384-90-54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iapositive_20_de_20_titre-background" style:display-name="Diapositive de titre-background" style:family="presentation">
      <style:graphic-properties draw:stroke="none" draw:fill="solid" draw:fill-color="#ffffff"/>
      <style:text-properties style:letter-kerning="true"/>
    </style:style>
    <style:style style:name="Diapositive_20_de_20_titre-backgroundobjects" style:display-name="Diapositive de titr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apositive_20_de_20_titre-notes" style:display-name="Diapositive de titr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apositive_20_de_20_titre-outline1" style:display-name="Diapositive de titre-outline1" style:family="presentation">
      <style:graphic-properties draw:stroke="none" draw:fill="none" draw:auto-grow-height="false" draw:fit-to-size="shrink-to-fit">
        <text:list-style style:name="Diapositive_20_de_20_titre-outline1" style:display-name="Diapositive de titr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fr" fo:country="FR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language-asian="fr" style:country-asian="FR" style:font-style-asian="normal" style:font-weight-asian="normal" style:font-name-complex="DejaVu Sans" style:font-family-complex="'DejaVu Sans'" style:font-family-generic-complex="system" style:font-pitch-complex="variable" style:font-size-complex="32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Diapositive_20_de_20_titre-outline2" style:display-name="Diapositive de titre-outline2" style:family="presentation" style:parent-style-name="Diapositive_20_de_20_titre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Diapositive_20_de_20_titre-outline3" style:display-name="Diapositive de titre-outline3" style:family="presentation" style:parent-style-name="Diapositive_20_de_20_titre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iapositive_20_de_20_titre-outline4" style:display-name="Diapositive de titre-outline4" style:family="presentation" style:parent-style-name="Diapositive_20_de_20_titre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iapositive_20_de_20_titre-outline5" style:display-name="Diapositive de titre-outline5" style:family="presentation" style:parent-style-name="Diapositive_20_de_20_titre-outline4">
      <style:paragraph-properties fo:margin-top="0cm" fo:margin-bottom="0.1cm"/>
      <style:text-properties fo:font-size="20pt" style:font-size-asian="20pt" style:font-size-complex="20pt"/>
    </style:style>
    <style:style style:name="Diapositive_20_de_20_titre-outline6" style:display-name="Diapositive de titre-outline6" style:family="presentation" style:parent-style-name="Diapositive_20_de_20_titre-outline5">
      <style:paragraph-properties fo:margin-top="0cm" fo:margin-bottom="0.1cm"/>
      <style:text-properties fo:font-size="20pt" style:font-size-asian="20pt" style:font-size-complex="20pt"/>
    </style:style>
    <style:style style:name="Diapositive_20_de_20_titre-outline7" style:display-name="Diapositive de titre-outline7" style:family="presentation" style:parent-style-name="Diapositive_20_de_20_titre-outline6">
      <style:paragraph-properties fo:margin-top="0cm" fo:margin-bottom="0.1cm"/>
      <style:text-properties fo:font-size="20pt" style:font-size-asian="20pt" style:font-size-complex="20pt"/>
    </style:style>
    <style:style style:name="Diapositive_20_de_20_titre-outline8" style:display-name="Diapositive de titre-outline8" style:family="presentation" style:parent-style-name="Diapositive_20_de_20_titre-outline7">
      <style:paragraph-properties fo:margin-top="0cm" fo:margin-bottom="0.1cm"/>
      <style:text-properties fo:font-size="20pt" style:font-size-asian="20pt" style:font-size-complex="20pt"/>
    </style:style>
    <style:style style:name="Diapositive_20_de_20_titre-outline9" style:display-name="Diapositive de titre-outline9" style:family="presentation" style:parent-style-name="Diapositive_20_de_20_titre-outline8">
      <style:paragraph-properties fo:margin-top="0cm" fo:margin-bottom="0.1cm"/>
      <style:text-properties fo:font-size="20pt" style:font-size-asian="20pt" style:font-size-complex="20pt"/>
    </style:style>
    <style:style style:name="Diapositive_20_de_20_titre-subtitle" style:display-name="Diapositive de titre-subtitle" style:family="presentation">
      <style:graphic-properties draw:stroke="none" draw:fill="none" draw:textarea-vertical-align="middle">
        <text:list-style style:name="Diapositive_20_de_20_titre-subtitle" style:display-name="Diapositive de titr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positive_20_de_20_titre-title" style:display-name="Diapositive de titre-title" style:family="presentation">
      <style:graphic-properties draw:stroke="none" draw:fill="none" draw:textarea-vertical-align="middle">
        <text:list-style style:name="Diapositive_20_de_20_titre-title" style:display-name="Diapositive de titr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fr" fo:country="FR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fr" style:country-asian="FR" style:font-style-asian="normal" style:font-weight-asian="normal" style:font-name-complex="DejaVu Sans" style:font-family-complex="'DejaVu Sans'" style:font-family-generic-complex="system" style:font-pitch-complex="variable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Standard-background" style:family="presentation">
      <style:graphic-properties draw:stroke="none" draw:fill="solid" draw:fill-color="#ffffff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DejaVu Sans" style:font-family-complex="'DejaVu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5f_-background" style:display-name="Standard_-background" style:family="presentation">
      <style:graphic-properties draw:stroke="none" draw:fill="solid" draw:fill-color="#ffffff"/>
      <style:text-properties style:letter-kerning="true"/>
    </style:style>
    <style:style style:name="Standard_5f_-backgroundobjects" style:display-name="Standard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5f_-notes" style:display-name="Standard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DejaVu Sans" style:font-family-complex="'DejaVu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Standard_5f_-outline1" style:display-name="Standard_-outline1" style:family="presentation">
      <style:graphic-properties draw:stroke="none" draw:fill="none" draw:auto-grow-height="false" draw:fit-to-size="shrink-to-fit">
        <text:list-style style:name="Standard_5f_-outline1" style:display-name="Standard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5f_-outline2" style:display-name="Standard_-outline2" style:family="presentation" style:parent-style-name="Standard_5f_-outline1">
      <style:paragraph-properties fo:margin-left="0cm" fo:margin-right="0cm" fo:margin-top="0cm" fo:margin-bottom="0.4cm" fo:text-indent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Standard_5f_-outline3" style:display-name="Standard_-outline3" style:family="presentation" style:parent-style-name="Standard_5f_-outline2">
      <style:paragraph-properties fo:margin-left="0cm" fo:margin-right="0cm" fo:margin-top="0cm" fo:margin-bottom="0.3cm" fo:text-indent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Standard_5f_-outline4" style:display-name="Standard_-outline4" style:family="presentation" style:parent-style-name="Standard_5f_-outline3">
      <style:paragraph-properties fo:margin-left="0cm" fo:margin-right="0cm" fo:margin-top="0cm" fo:margin-bottom="0.2cm" fo:text-indent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Standard_5f_-outline5" style:display-name="Standard_-outline5" style:family="presentation" style:parent-style-name="Standard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5f_-outline6" style:display-name="Standard_-outline6" style:family="presentation" style:parent-style-name="Standard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5f_-outline7" style:display-name="Standard_-outline7" style:family="presentation" style:parent-style-name="Standard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5f_-outline8" style:display-name="Standard_-outline8" style:family="presentation" style:parent-style-name="Standard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5f_-outline9" style:display-name="Standard_-outline9" style:family="presentation" style:parent-style-name="Standard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5f_-subtitle" style:display-name="Standard_-subtitle" style:family="presentation">
      <style:graphic-properties draw:stroke="none" draw:fill="none" draw:textarea-vertical-align="middle">
        <text:list-style style:name="Standard_5f_-subtitle" style:display-name="Standard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5f_-title" style:display-name="Standard_-title" style:family="presentation">
      <style:graphic-properties draw:stroke="none" draw:fill="none" draw:textarea-vertical-align="middle">
        <text:list-style style:name="Standard_5f_-title" style:display-name="Standard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iapositive_20_de_20_titre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Diapositive_20_de_20_titr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Diapositive_20_de_20_titre-backgroundobjects">
      <style:graphic-properties draw:stroke="none" draw:fill="none" draw:fill-color="#ffffff" draw:auto-grow-height="false" fo:min-height="1.485cm"/>
    </style:style>
    <style:style style:name="Mpr4" style:family="presentation" style:parent-style-name="Diapositive_20_de_20_titr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4" style:family="paragraph">
      <style:paragraph-properties fo:text-align="start" style:font-independent-line-spacing="true"/>
      <style:text-properties fo:font-size="4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6" style:family="paragraph">
      <style:paragraph-properties fo:text-align="start" style:font-independent-line-spacing="true"/>
      <style:text-properties fo:font-size="12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Diapositive_20_de_20_titre" style:display-name="Diapositive de titre" style:page-layout-name="PM1" draw:style-name="Mdp1">
      <draw:frame draw:name="Titre 1" presentation:style-name="Mpr1" draw:text-style-name="MP4" draw:layer="backgroundobjects" svg:width="21.589cm" svg:height="4.082cm" svg:x="1.905cm" svg:y="5.918cm" presentation:class="title" presentation:user-transformed="true">
        <draw:text-box>
          <text:p text:style-name="MP3"><text:span text:style-name="MT2">Cliquez pour éditer le format du texte-titreCliquez pour modifier le style du titre</text:span></text:p>
        </draw:text-box>
      </draw:frame>
      <draw:frame draw:name="Espace réservé de la date 3" presentation:style-name="Mpr2" draw:text-style-name="MP6" draw:layer="backgroundobjects" svg:width="5.926cm" svg:height="1.013cm" svg:x="1.27cm" svg:y="17.657cm" presentation:class="date-time" presentation:user-transformed="true">
        <draw:text-box>
          <text:p text:style-name="MP5"><text:span text:style-name="MT3"><text:date style:data-style-name="D1" text:date-value="2017-06-16">16/06/2017</text:date></text:span></text:p>
        </draw:text-box>
      </draw:frame>
      <draw:frame draw:name="Espace réservé du pied de page 4" presentation:style-name="Mpr2" draw:text-style-name="MP6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Espace réservé du numéro de diapositive 5" presentation:style-name="Mpr2" draw:text-style-name="MP6" draw:layer="backgroundobjects" svg:width="5.926cm" svg:height="1.013cm" svg:x="18.203cm" svg:y="17.657cm" presentation:class="page-number" presentation:user-transformed="true">
        <draw:text-box>
          <text:p text:style-name="MP7"><text:span text:style-name="MT3"><text:page-number>&lt;numéro&gt;</text:page-number></text:span></text:p>
        </draw:text-box>
      </draw:frame>
      <draw:frame presentation:style-name="Diapositive_20_de_20_titr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Diapositive_20_de_20_titre-title" draw:layer="backgroundobjects" svg:width="14.848cm" svg:height="11.136cm" svg:x="3.075cm" svg:y="2.257cm" presentation:class="page"/>
        <draw:frame presentation:style-name="Diapositive_20_de_20_titr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Standard" style:page-layout-name="PM1" draw:style-name="Mdp1">
      <draw:frame presentation:style-name="Standard-title" draw:layer="backgroundobjects" svg:width="22.859cm" svg:height="3.18cm" svg:x="1.27cm" svg:y="0.76cm" presentation:class="title" presentation:placeholder="true">
        <draw:text-box/>
      </draw:frame>
      <draw:frame presentation:style-name="Standard-outline1" draw:layer="backgroundobjects" svg:width="22.859cm" svg:height="11.048cm" svg:x="1.27cm" svg:y="4.457cm" presentation:class="outline" presentation:placeholder="true">
        <draw:text-box/>
      </draw:frame>
      <presentation:notes style:page-layout-name="PM2"/>
    </style:master-page>
    <style:master-page style:name="Standard_5f_" style:display-name="Standard_" style:page-layout-name="PM1" draw:style-name="Mdp1">
      <presentation:notes style:page-layout-name="PM2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Diapositive 1</dc:title>
    <meta:initial-creator>thierry</meta:initial-creator>
    <dc:creator>chercheur </dc:creator>
    <meta:editing-cycles>25</meta:editing-cycles>
    <meta:creation-date>2017-02-03T13:58:42</meta:creation-date>
    <dc:date>2017-06-16T16:09:36.470870833</dc:date>
    <meta:editing-duration>PT1H50M12S</meta:editing-duration>
    <meta:generator>LibreOffice/4.3.3.2$Linux_X86_64 LibreOffice_project/430m0$Build-2</meta:generator>
    <meta:document-statistic meta:object-count="62"/>
    <meta:user-defined meta:name="AppVersion">12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Affichage à l'écra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</meta:user-defined>
  </office:meta>
</office:document-meta>
</file>